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row table:style-name="ro1">
          <table:table-cell table:style-name="Default" office:value-type="string" calcext:value-type="string">
            <text:p>Transfer Size (MB)</text:p>
          </table:table-cell>
          <table:table-cell table:style-name="Default" office:value-type="string" calcext:value-type="string">
            <text:p>gpu0-&gt;pkg0</text:p>
          </table:table-cell>
          <table:table-cell table:style-name="Default" office:value-type="string" calcext:value-type="string">
            <text:p>pkg1</text:p>
          </table:table-cell>
          <table:table-cell table:style-name="Default" office:value-type="string" calcext:value-type="string">
            <text:p>gpu0</text:p>
          </table:table-cell>
          <table:table-cell table:style-name="Default" office:value-type="string" calcext:value-type="string">
            <text:p>gpu1</text:p>
          </table:table-cell>
          <table:table-cell table:style-name="Default" office:value-type="string" calcext:value-type="string">
            <text:p>gpu4</text:p>
          </table:table-cell>
          <table:table-cell table:style-name="Default" office:value-type="string" calcext:value-type="string">
            <text:p>gpu5</text:p>
          </table:table-cell>
          <table:table-cell table:style-name="Default" office:value-type="string" calcext:value-type="string">
            <text:p>gpu6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6.27192" calcext:value-type="float">
            <text:p>6.27192</text:p>
          </table:table-cell>
          <table:table-cell office:value-type="float" office:value="6.2303" calcext:value-type="float">
            <text:p>6.2303</text:p>
          </table:table-cell>
          <table:table-cell office:value-type="float" office:value="10.2632" calcext:value-type="float">
            <text:p>10.2632</text:p>
          </table:table-cell>
          <table:table-cell office:value-type="float" office:value="2.57353" calcext:value-type="float">
            <text:p>2.57353</text:p>
          </table:table-cell>
          <table:table-cell office:value-type="float" office:value="2.67025" calcext:value-type="float">
            <text:p>2.67025</text:p>
          </table:table-cell>
          <table:table-cell office:value-type="float" office:value="2.66059" calcext:value-type="float">
            <text:p>2.66059</text:p>
          </table:table-cell>
          <table:table-cell office:value-type="float" office:value="2.66198" calcext:value-type="float">
            <text:p>2.6619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8.12637" calcext:value-type="float">
            <text:p>8.12637</text:p>
          </table:table-cell>
          <table:table-cell office:value-type="float" office:value="8.11125" calcext:value-type="float">
            <text:p>8.11125</text:p>
          </table:table-cell>
          <table:table-cell office:value-type="float" office:value="20.0741" calcext:value-type="float">
            <text:p>20.0741</text:p>
          </table:table-cell>
          <table:table-cell office:value-type="float" office:value="3.44758" calcext:value-type="float">
            <text:p>3.44758</text:p>
          </table:table-cell>
          <table:table-cell office:value-type="float" office:value="3.63094" calcext:value-type="float">
            <text:p>3.63094</text:p>
          </table:table-cell>
          <table:table-cell office:value-type="float" office:value="3.64623" calcext:value-type="float">
            <text:p>3.64623</text:p>
          </table:table-cell>
          <table:table-cell office:value-type="float" office:value="3.63386" calcext:value-type="float">
            <text:p>3.6338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.57677" calcext:value-type="float">
            <text:p>9.57677</text:p>
          </table:table-cell>
          <table:table-cell office:value-type="float" office:value="9.56626" calcext:value-type="float">
            <text:p>9.56626</text:p>
          </table:table-cell>
          <table:table-cell office:value-type="float" office:value="39.5018" calcext:value-type="float">
            <text:p>39.5018</text:p>
          </table:table-cell>
          <table:table-cell office:value-type="float" office:value="4.15863" calcext:value-type="float">
            <text:p>4.15863</text:p>
          </table:table-cell>
          <table:table-cell office:value-type="float" office:value="4.32866" calcext:value-type="float">
            <text:p>4.32866</text:p>
          </table:table-cell>
          <table:table-cell office:value-type="float" office:value="4.29973" calcext:value-type="float">
            <text:p>4.29973</text:p>
          </table:table-cell>
          <table:table-cell office:value-type="float" office:value="4.34232" calcext:value-type="float">
            <text:p>4.34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712" calcext:value-type="float">
            <text:p>10.4712</text:p>
          </table:table-cell>
          <table:table-cell office:value-type="float" office:value="10.4545" calcext:value-type="float">
            <text:p>10.4545</text:p>
          </table:table-cell>
          <table:table-cell office:value-type="float" office:value="75.4277" calcext:value-type="float">
            <text:p>75.4277</text:p>
          </table:table-cell>
          <table:table-cell office:value-type="float" office:value="4.78839" calcext:value-type="float">
            <text:p>4.78839</text:p>
          </table:table-cell>
          <table:table-cell office:value-type="float" office:value="4.8527" calcext:value-type="float">
            <text:p>4.8527</text:p>
          </table:table-cell>
          <table:table-cell office:value-type="float" office:value="4.78961" calcext:value-type="float">
            <text:p>4.78961</text:p>
          </table:table-cell>
          <table:table-cell office:value-type="float" office:value="4.8482" calcext:value-type="float">
            <text:p>4.8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0388" calcext:value-type="float">
            <text:p>11.0388</text:p>
          </table:table-cell>
          <table:table-cell office:value-type="float" office:value="11.0223" calcext:value-type="float">
            <text:p>11.0223</text:p>
          </table:table-cell>
          <table:table-cell office:value-type="float" office:value="124.095" calcext:value-type="float">
            <text:p>124.095</text:p>
          </table:table-cell>
          <table:table-cell office:value-type="float" office:value="6.22205" calcext:value-type="float">
            <text:p>6.22205</text:p>
          </table:table-cell>
          <table:table-cell office:value-type="float" office:value="6.35229" calcext:value-type="float">
            <text:p>6.35229</text:p>
          </table:table-cell>
          <table:table-cell office:value-type="float" office:value="6.47682" calcext:value-type="float">
            <text:p>6.47682</text:p>
          </table:table-cell>
          <table:table-cell office:value-type="float" office:value="6.33757" calcext:value-type="float">
            <text:p>6.337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3264" calcext:value-type="float">
            <text:p>11.3264</text:p>
          </table:table-cell>
          <table:table-cell office:value-type="float" office:value="11.325" calcext:value-type="float">
            <text:p>11.325</text:p>
          </table:table-cell>
          <table:table-cell office:value-type="float" office:value="137.767" calcext:value-type="float">
            <text:p>137.767</text:p>
          </table:table-cell>
          <table:table-cell office:value-type="float" office:value="7.27178" calcext:value-type="float">
            <text:p>7.27178</text:p>
          </table:table-cell>
          <table:table-cell office:value-type="float" office:value="7.75627" calcext:value-type="float">
            <text:p>7.75627</text:p>
          </table:table-cell>
          <table:table-cell office:value-type="float" office:value="7.76756" calcext:value-type="float">
            <text:p>7.76756</text:p>
          </table:table-cell>
          <table:table-cell office:value-type="float" office:value="7.73801" calcext:value-type="float">
            <text:p>7.738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4768" calcext:value-type="float">
            <text:p>11.4768</text:p>
          </table:table-cell>
          <table:table-cell office:value-type="float" office:value="11.4913" calcext:value-type="float">
            <text:p>11.4913</text:p>
          </table:table-cell>
          <table:table-cell office:value-type="float" office:value="178.372" calcext:value-type="float">
            <text:p>178.372</text:p>
          </table:table-cell>
          <table:table-cell office:value-type="float" office:value="7.91225" calcext:value-type="float">
            <text:p>7.91225</text:p>
          </table:table-cell>
          <table:table-cell office:value-type="float" office:value="8.61245" calcext:value-type="float">
            <text:p>8.61245</text:p>
          </table:table-cell>
          <table:table-cell office:value-type="float" office:value="8.62412" calcext:value-type="float">
            <text:p>8.62412</text:p>
          </table:table-cell>
          <table:table-cell office:value-type="float" office:value="8.54529" calcext:value-type="float">
            <text:p>8.545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5692" calcext:value-type="float">
            <text:p>11.5692</text:p>
          </table:table-cell>
          <table:table-cell office:value-type="float" office:value="11.5639" calcext:value-type="float">
            <text:p>11.5639</text:p>
          </table:table-cell>
          <table:table-cell office:value-type="float" office:value="205.977" calcext:value-type="float">
            <text:p>205.977</text:p>
          </table:table-cell>
          <table:table-cell office:value-type="float" office:value="8.38332" calcext:value-type="float">
            <text:p>8.38332</text:p>
          </table:table-cell>
          <table:table-cell office:value-type="float" office:value="9.11878" calcext:value-type="float">
            <text:p>9.11878</text:p>
          </table:table-cell>
          <table:table-cell office:value-type="float" office:value="9.1351" calcext:value-type="float">
            <text:p>9.1351</text:p>
          </table:table-cell>
          <table:table-cell office:value-type="float" office:value="9.08886" calcext:value-type="float">
            <text:p>9.088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606" calcext:value-type="float">
            <text:p>11.606</text:p>
          </table:table-cell>
          <table:table-cell office:value-type="float" office:value="11.607" calcext:value-type="float">
            <text:p>11.607</text:p>
          </table:table-cell>
          <table:table-cell office:value-type="float" office:value="222.67" calcext:value-type="float">
            <text:p>222.67</text:p>
          </table:table-cell>
          <table:table-cell office:value-type="float" office:value="8.57607" calcext:value-type="float">
            <text:p>8.57607</text:p>
          </table:table-cell>
          <table:table-cell office:value-type="float" office:value="9.38429" calcext:value-type="float">
            <text:p>9.38429</text:p>
          </table:table-cell>
          <table:table-cell office:value-type="float" office:value="9.40657" calcext:value-type="float">
            <text:p>9.40657</text:p>
          </table:table-cell>
          <table:table-cell office:value-type="float" office:value="9.35865" calcext:value-type="float">
            <text:p>9.358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6314" calcext:value-type="float">
            <text:p>11.6314</text:p>
          </table:table-cell>
          <table:table-cell office:value-type="float" office:value="11.6374" calcext:value-type="float">
            <text:p>11.6374</text:p>
          </table:table-cell>
          <table:table-cell office:value-type="float" office:value="233.252" calcext:value-type="float">
            <text:p>233.252</text:p>
          </table:table-cell>
          <table:table-cell office:value-type="float" office:value="8.67681" calcext:value-type="float">
            <text:p>8.67681</text:p>
          </table:table-cell>
          <table:table-cell office:value-type="float" office:value="9.53072" calcext:value-type="float">
            <text:p>9.53072</text:p>
          </table:table-cell>
          <table:table-cell office:value-type="float" office:value="9.55521" calcext:value-type="float">
            <text:p>9.55521</text:p>
          </table:table-cell>
          <table:table-cell office:value-type="float" office:value="9.50559" calcext:value-type="float">
            <text:p>9.505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.6416" calcext:value-type="float">
            <text:p>11.6416</text:p>
          </table:table-cell>
          <table:table-cell office:value-type="float" office:value="11.6438" calcext:value-type="float">
            <text:p>11.6438</text:p>
          </table:table-cell>
          <table:table-cell office:value-type="float" office:value="238.471" calcext:value-type="float">
            <text:p>238.471</text:p>
          </table:table-cell>
          <table:table-cell office:value-type="float" office:value="8.74502" calcext:value-type="float">
            <text:p>8.74502</text:p>
          </table:table-cell>
          <table:table-cell office:value-type="float" office:value="9.60242" calcext:value-type="float">
            <text:p>9.60242</text:p>
          </table:table-cell>
          <table:table-cell office:value-type="float" office:value="9.62891" calcext:value-type="float">
            <text:p>9.62891</text:p>
          </table:table-cell>
          <table:table-cell office:value-type="float" office:value="9.5783" calcext:value-type="float">
            <text:p>9.57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.6535" calcext:value-type="float">
            <text:p>11.6535</text:p>
          </table:table-cell>
          <table:table-cell office:value-type="float" office:value="11.6528" calcext:value-type="float">
            <text:p>11.6528</text:p>
          </table:table-cell>
          <table:table-cell office:value-type="float" office:value="241.112" calcext:value-type="float">
            <text:p>241.112</text:p>
          </table:table-cell>
          <table:table-cell office:value-type="float" office:value="8.76635" calcext:value-type="float">
            <text:p>8.76635</text:p>
          </table:table-cell>
          <table:table-cell office:value-type="float" office:value="9.63504" calcext:value-type="float">
            <text:p>9.63504</text:p>
          </table:table-cell>
          <table:table-cell office:value-type="float" office:value="9.6594" calcext:value-type="float">
            <text:p>9.6594</text:p>
          </table:table-cell>
          <table:table-cell office:value-type="float" office:value="9.61347" calcext:value-type="float">
            <text:p>9.6134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.6552" calcext:value-type="float">
            <text:p>11.6552</text:p>
          </table:table-cell>
          <table:table-cell office:value-type="float" office:value="11.6554" calcext:value-type="float">
            <text:p>11.6554</text:p>
          </table:table-cell>
          <table:table-cell office:value-type="float" office:value="242.446" calcext:value-type="float">
            <text:p>242.446</text:p>
          </table:table-cell>
          <table:table-cell office:value-type="float" office:value="8.77799" calcext:value-type="float">
            <text:p>8.77799</text:p>
          </table:table-cell>
          <table:table-cell office:value-type="float" office:value="9.65378" calcext:value-type="float">
            <text:p>9.65378</text:p>
          </table:table-cell>
          <table:table-cell office:value-type="float" office:value="9.67584" calcext:value-type="float">
            <text:p>9.67584</text:p>
          </table:table-cell>
          <table:table-cell office:value-type="float" office:value="9.63252" calcext:value-type="float">
            <text:p>9.6325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.6534" calcext:value-type="float">
            <text:p>11.6534</text:p>
          </table:table-cell>
          <table:table-cell office:value-type="float" office:value="11.6569" calcext:value-type="float">
            <text:p>11.6569</text:p>
          </table:table-cell>
          <table:table-cell table:style-name="ce2" table:number-columns-repeated="4"/>
          <table:table-cell table:style-name="Default"/>
        </table:table-row>
      </table:table>
      <table:table table:name="Sheet2" table:style-name="ta1"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Transfer Size (MiB)</text:p>
          </table:table-cell>
          <table:table-cell table:style-name="Default" office:value-type="string" calcext:value-type="string">
            <text:p>GPU0 to SOC0</text:p>
          </table:table-cell>
          <table:table-cell table:style-name="Default" office:value-type="string" calcext:value-type="string">
            <text:p>SOC0 to GPU0</text:p>
          </table:table-cell>
          <table:table-cell table:style-name="Default" office:value-type="string" calcext:value-type="string">
            <text:p>SOC0 to GPU6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6.27192" calcext:value-type="float">
            <text:p>6.27192</text:p>
          </table:table-cell>
          <table:table-cell office:value-type="float" office:value="5.58956" calcext:value-type="float">
            <text:p>5.58956</text:p>
          </table:table-cell>
          <table:table-cell office:value-type="float" office:value="5.26665" calcext:value-type="float">
            <text:p>5.2666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8.12637" calcext:value-type="float">
            <text:p>8.12637</text:p>
          </table:table-cell>
          <table:table-cell office:value-type="float" office:value="7.22117" calcext:value-type="float">
            <text:p>7.22117</text:p>
          </table:table-cell>
          <table:table-cell office:value-type="float" office:value="7.34567" calcext:value-type="float">
            <text:p>7.3456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.57677" calcext:value-type="float">
            <text:p>9.57677</text:p>
          </table:table-cell>
          <table:table-cell office:value-type="float" office:value="8.3647" calcext:value-type="float">
            <text:p>8.3647</text:p>
          </table:table-cell>
          <table:table-cell office:value-type="float" office:value="8.55673" calcext:value-type="float">
            <text:p>8.556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712" calcext:value-type="float">
            <text:p>10.4712</text:p>
          </table:table-cell>
          <table:table-cell office:value-type="float" office:value="9.07105" calcext:value-type="float">
            <text:p>9.07105</text:p>
          </table:table-cell>
          <table:table-cell office:value-type="float" office:value="9.34501" calcext:value-type="float">
            <text:p>9.345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0388" calcext:value-type="float">
            <text:p>11.0388</text:p>
          </table:table-cell>
          <table:table-cell office:value-type="float" office:value="9.47457" calcext:value-type="float">
            <text:p>9.47457</text:p>
          </table:table-cell>
          <table:table-cell office:value-type="float" office:value="9.81746" calcext:value-type="float">
            <text:p>9.817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3264" calcext:value-type="float">
            <text:p>11.3264</text:p>
          </table:table-cell>
          <table:table-cell office:value-type="float" office:value="9.72236" calcext:value-type="float">
            <text:p>9.72236</text:p>
          </table:table-cell>
          <table:table-cell office:value-type="float" office:value="10.0661" calcext:value-type="float">
            <text:p>10.06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4768" calcext:value-type="float">
            <text:p>11.4768</text:p>
          </table:table-cell>
          <table:table-cell office:value-type="float" office:value="9.85797" calcext:value-type="float">
            <text:p>9.85797</text:p>
          </table:table-cell>
          <table:table-cell office:value-type="float" office:value="10.1903" calcext:value-type="float">
            <text:p>10.19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5692" calcext:value-type="float">
            <text:p>11.5692</text:p>
          </table:table-cell>
          <table:table-cell office:value-type="float" office:value="10.0348" calcext:value-type="float">
            <text:p>10.0348</text:p>
          </table:table-cell>
          <table:table-cell office:value-type="float" office:value="10.2616" calcext:value-type="float">
            <text:p>10.26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606" calcext:value-type="float">
            <text:p>11.606</text:p>
          </table:table-cell>
          <table:table-cell office:value-type="float" office:value="10.1585" calcext:value-type="float">
            <text:p>10.1585</text:p>
          </table:table-cell>
          <table:table-cell office:value-type="float" office:value="10.2901" calcext:value-type="float">
            <text:p>10.29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6314" calcext:value-type="float">
            <text:p>11.6314</text:p>
          </table:table-cell>
          <table:table-cell office:value-type="float" office:value="10.1817" calcext:value-type="float">
            <text:p>10.1817</text:p>
          </table:table-cell>
          <table:table-cell office:value-type="float" office:value="10.3036" calcext:value-type="float">
            <text:p>10.30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.6416" calcext:value-type="float">
            <text:p>11.6416</text:p>
          </table:table-cell>
          <table:table-cell office:value-type="float" office:value="10.2543" calcext:value-type="float">
            <text:p>10.2543</text:p>
          </table:table-cell>
          <table:table-cell office:value-type="float" office:value="10.3206" calcext:value-type="float">
            <text:p>10.32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.6535" calcext:value-type="float">
            <text:p>11.6535</text:p>
          </table:table-cell>
          <table:table-cell office:value-type="float" office:value="10.2938" calcext:value-type="float">
            <text:p>10.2938</text:p>
          </table:table-cell>
          <table:table-cell office:value-type="float" office:value="10.32" calcext:value-type="float">
            <text:p>10.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.6552" calcext:value-type="float">
            <text:p>11.6552</text:p>
          </table:table-cell>
          <table:table-cell office:value-type="float" office:value="10.3049" calcext:value-type="float">
            <text:p>10.3049</text:p>
          </table:table-cell>
          <table:table-cell office:value-type="float" office:value="10.3146" calcext:value-type="float">
            <text:p>10.314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.6534" calcext:value-type="float">
            <text:p>11.6534</text:p>
          </table:table-cell>
          <table:table-cell office:value-type="float" office:value="10.3008" calcext:value-type="float">
            <text:p>10.3008</text:p>
          </table:table-cell>
          <table:table-cell office:value-type="float" office:value="10.3043" calcext:value-type="float">
            <text:p>10.3043</text:p>
          </table:table-cell>
        </table:table-row>
        <table:table-row table:style-name="ro1">
          <table:table-cell table:style-name="ce2"/>
          <table:table-cell table:number-columns-repeated="3"/>
        </table:table-row>
      </table:table>
      <table:table table:name="Sheet3" table:style-name="ta1"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Size (MiB)</text:p>
          </table:table-cell>
          <table:table-cell table:style-name="Default" office:value-type="string" calcext:value-type="string">
            <text:p>SOC0 to SOC1</text:p>
          </table:table-cell>
          <table:table-cell table:style-name="Default" office:value-type="string" calcext:value-type="string">
            <text:p>SOC1 to SOC0</text:p>
          </table:table-cell>
          <table:table-cell table:style-name="Default" office:value-type="string" calcext:value-type="string">
            <text:p>self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.4515" calcext:value-type="float">
            <text:p>25.4515</text:p>
          </table:table-cell>
          <table:table-cell office:value-type="float" office:value="25.363" calcext:value-type="float">
            <text:p>25.363</text:p>
          </table:table-cell>
          <table:table-cell office:value-type="float" office:value="20.8957" calcext:value-type="float">
            <text:p>20.89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.0468" calcext:value-type="float">
            <text:p>25.0468</text:p>
          </table:table-cell>
          <table:table-cell office:value-type="float" office:value="25.064" calcext:value-type="float">
            <text:p>25.064</text:p>
          </table:table-cell>
          <table:table-cell office:value-type="float" office:value="20.6611" calcext:value-type="float">
            <text:p>20.66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.0907" calcext:value-type="float">
            <text:p>25.0907</text:p>
          </table:table-cell>
          <table:table-cell office:value-type="float" office:value="25.0816" calcext:value-type="float">
            <text:p>25.0816</text:p>
          </table:table-cell>
          <table:table-cell office:value-type="float" office:value="20.3022" calcext:value-type="float">
            <text:p>20.30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2.9055" calcext:value-type="float">
            <text:p>22.9055</text:p>
          </table:table-cell>
          <table:table-cell office:value-type="float" office:value="23.0198" calcext:value-type="float">
            <text:p>23.0198</text:p>
          </table:table-cell>
          <table:table-cell office:value-type="float" office:value="23.7683" calcext:value-type="float">
            <text:p>23.768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.15" calcext:value-type="float">
            <text:p>25.15</text:p>
          </table:table-cell>
          <table:table-cell office:value-type="float" office:value="25.1123" calcext:value-type="float">
            <text:p>25.1123</text:p>
          </table:table-cell>
          <table:table-cell office:value-type="float" office:value="25.4818" calcext:value-type="float">
            <text:p>25.481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.862" calcext:value-type="float">
            <text:p>23.862</text:p>
          </table:table-cell>
          <table:table-cell office:value-type="float" office:value="23.762" calcext:value-type="float">
            <text:p>23.762</text:p>
          </table:table-cell>
          <table:table-cell office:value-type="float" office:value="24.6986" calcext:value-type="float">
            <text:p>24.698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3.0094" calcext:value-type="float">
            <text:p>23.0094</text:p>
          </table:table-cell>
          <table:table-cell office:value-type="float" office:value="23.9341" calcext:value-type="float">
            <text:p>23.9341</text:p>
          </table:table-cell>
          <table:table-cell office:value-type="float" office:value="24.2362" calcext:value-type="float">
            <text:p>24.236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2.8512" calcext:value-type="float">
            <text:p>22.8512</text:p>
          </table:table-cell>
          <table:table-cell office:value-type="float" office:value="12.9023" calcext:value-type="float">
            <text:p>12.9023</text:p>
          </table:table-cell>
          <table:table-cell office:value-type="float" office:value="23.8229" calcext:value-type="float">
            <text:p>23.82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9:42:20.924178960</meta:creation-date>
    <dc:date>2017-10-17T09:43:40.835011702</dc:date>
    <meta:editing-duration>PT1M18S</meta:editing-duration>
    <meta:editing-cycles>3</meta:editing-cycles>
    <meta:generator>LibreOffice/5.1.6.2$Linux_X86_64 LibreOffice_project/10m0$Build-2</meta:generator>
    <meta:document-statistic meta:table-count="3" meta:cell-count="211" meta:object-count="0"/>
  </office:meta>
</office:document-meta>
</file>